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 fo:text-indent="0in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18" style:parent-style-name="Основнойшрифтабзаца" style:family="text">
      <style:text-properties fo:font-weight="bold" style:font-weight-asian="bold" fo:color="#FF0000" style:font-size-complex="14pt" style:language-asian="ru" style:country-asian="RU" style:language-complex="ar" style:country-complex="SA"/>
    </style:style>
    <style:style style:name="T19" style:parent-style-name="Основнойшрифтабзаца" style:family="text">
      <style:text-properties fo:font-weight="bold" style:font-weight-asian="bold" fo:color="#111111" style:font-size-complex="14pt" style:language-asian="ru" style:country-asian="RU" style:language-complex="ar" style:country-complex="SA"/>
    </style:style>
    <style:style style:name="P20" style:parent-style-name="Standard" style:family="paragraph">
      <style:paragraph-properties fo:text-align="center"/>
    </style:style>
    <style:style style:name="T21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2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T23" style:parent-style-name="Основнойшрифтабзаца" style:family="text">
      <style:text-properties fo:font-weight="bold" style:font-weight-asian="bold" fo:color="#111111" style:font-size-complex="14pt" style:language-asian="ru" style:country-asian="RU" style:language-complex="ar" style:country-complex="SA"/>
    </style:style>
    <style:style style:name="T24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</style:style>
    <style:style style:name="T26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4" style:family="table-column">
      <style:table-column-properties style:column-width="3.0187in" style:use-optimal-column-width="false"/>
    </style:style>
    <style:style style:name="TableColumn35" style:family="table-column">
      <style:table-column-properties style:column-width="1.8118in" style:use-optimal-column-width="false"/>
    </style:style>
    <style:style style:name="TableColumn36" style:family="table-column">
      <style:table-column-properties style:column-width="2.0125in" style:use-optimal-column-width="false"/>
    </style:style>
    <style:style style:name="Table33" style:family="table">
      <style:table-properties style:width="6.843in" fo:margin-left="-0.075in" table:align="left"/>
    </style:style>
    <style:style style:name="TableRow37" style:family="table-row">
      <style:table-row-properties style:min-row-height="0.4263in" style:use-optimal-row-height="false"/>
    </style:style>
    <style:style style:name="TableCell3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9" style:parent-style-name="Основнойшрифтабзаца" style:family="text">
      <style:text-properties style:font-size-complex="14pt"/>
    </style:style>
    <style:style style:name="TableCell40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1" style:parent-style-name="Standard" style:family="paragraph">
      <style:paragraph-properties fo:text-indent="0in"/>
      <style:text-properties style:font-size-complex="14pt"/>
    </style:style>
    <style:style style:name="TableCell4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paragraph-properties fo:text-align="center" fo:text-indent="0in"/>
    </style:style>
    <style:style style:name="T44" style:parent-style-name="Основнойшрифтабзаца" style:family="text">
      <style:text-properties fo:color="#000000" style:font-size-complex="14pt"/>
    </style:style>
    <style:style style:name="T45" style:parent-style-name="Основнойшрифтабзаца" style:family="text">
      <style:text-properties fo:color="#111111" style:font-size-complex="14pt"/>
    </style:style>
    <style:style style:name="TableRow46" style:family="table-row">
      <style:table-row-properties style:min-row-height="0.4263in" style:use-optimal-row-height="false"/>
    </style:style>
    <style:style style:name="TableCell4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text-properties style:font-size-complex="14pt"/>
    </style:style>
    <style:style style:name="TableCell49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0" style:parent-style-name="Standard" style:family="paragraph">
      <style:paragraph-properties fo:text-indent="0in"/>
      <style:text-properties style:font-size-complex="14pt"/>
    </style:style>
    <style:style style:name="TableCell5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2" style:parent-style-name="Standard" style:family="paragraph">
      <style:paragraph-properties fo:text-align="center" fo:text-indent="0in"/>
      <style:text-properties fo:color="#111111" style:font-size-complex="14pt"/>
    </style:style>
    <style:style style:name="P53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4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5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6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7" style:parent-style-name="Заголовок2" style:family="paragraph">
      <style:paragraph-properties fo:break-before="page"/>
    </style:style>
    <style:style style:name="P58" style:parent-style-name="Textbody" style:family="paragraph">
      <style:paragraph-properties fo:text-indent="0in"/>
      <style:text-properties fo:color="#111111"/>
    </style:style>
    <style:style style:name="T59" style:parent-style-name="Основнойшрифтабзаца" style:family="text">
      <style:text-properties fo:font-style="italic" style:font-style-asian="italic" style:font-size-complex="14pt"/>
    </style:style>
    <style:style style:name="T60" style:parent-style-name="Основнойшрифтабзаца" style:family="text">
      <style:text-properties fo:font-style="italic" style:font-style-asian="italic" style:font-size-complex="14pt" fo:language="en" fo:country="US"/>
    </style:style>
    <style:style style:name="T61" style:parent-style-name="Основнойшрифтабзаца" style:family="text">
      <style:text-properties fo:font-style="italic" style:font-style-asian="italic" style:font-size-complex="14pt"/>
    </style:style>
    <style:style style:name="T62" style:parent-style-name="Основнойшрифтабзаца" style:family="text">
      <style:text-properties fo:font-style="italic" style:font-style-asian="italic" style:font-size-complex="14pt" fo:language="en" fo:country="US"/>
    </style:style>
    <style:style style:name="T63" style:parent-style-name="Основнойшрифтабзаца" style:family="text">
      <style:text-properties fo:font-style="italic" style:font-style-asian="italic" style:font-size-complex="14pt"/>
    </style:style>
    <style:style style:name="P64" style:parent-style-name="Textbody" style:family="paragraph">
      <style:paragraph-properties fo:text-align="center" fo:text-indent="0in"/>
    </style:style>
    <style:style style:name="P65" style:parent-style-name="Textbody" style:family="paragraph">
      <style:paragraph-properties fo:text-indent="0in"/>
    </style:style>
    <style:style style:name="T66" style:parent-style-name="Основнойшрифтабзаца" style:family="text">
      <style:text-properties fo:language="en" fo:country="US"/>
    </style:style>
    <style:style style:name="T67" style:parent-style-name="Основнойшрифтабзаца" style:family="text">
      <style:text-properties fo:language="en" fo:country="US"/>
    </style:style>
    <style:style style:name="T68" style:parent-style-name="Основнойшрифтабзаца" style:family="text">
      <style:text-properties fo:language="en" fo:country="US"/>
    </style:style>
    <style:style style:name="P69" style:parent-style-name="Textbody" style:family="paragraph">
      <style:text-properties style:font-size-complex="14pt" style:language-asian="ru" style:country-asian="RU" style:language-complex="ar" style:country-complex="SA"/>
    </style:style>
    <style:style style:name="P70" style:parent-style-name="Textbody" style:family="paragraph">
      <style:text-properties style:font-size-complex="14pt" style:language-asian="ru" style:country-asian="RU" style:language-complex="ar" style:country-complex="SA"/>
    </style:style>
    <style:style style:name="P71" style:parent-style-name="Textbody" style:family="paragraph">
      <style:text-properties style:font-size-complex="14pt" style:language-asian="ru" style:country-asian="RU" style:language-complex="ar" style:country-complex="SA"/>
    </style:style>
    <style:style style:name="P72" style:parent-style-name="Textbody" style:family="paragraph">
      <style:text-properties style:font-size-complex="14pt" style:language-asian="ru" style:country-asian="RU" style:language-complex="ar" style:country-complex="SA"/>
    </style:style>
    <style:style style:name="P73" style:parent-style-name="Standard" style:family="paragraph">
      <style:paragraph-properties fo:text-indent="0.4916in"/>
    </style:style>
    <style:style style:name="T74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75" style:parent-style-name="Заголовок1" style:family="paragraph">
      <style:paragraph-properties fo:break-before="page"/>
    </style:style>
    <style:style style:name="T76" style:parent-style-name="Основнойшрифтабзаца" style:family="text">
      <style:text-properties fo:font-weight="bold" style:font-weight-asian="bold" style:font-weight-complex="bold"/>
    </style:style>
    <style:style style:name="T77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78" style:parent-style-name="Основнойшрифтабзаца" style:family="text">
      <style:text-properties fo:font-weight="bold" style:font-weight-asian="bold" style:font-weight-complex="bold"/>
    </style:style>
    <style:style style:name="T79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80" style:parent-style-name="Standard" style:family="paragraph">
      <style:text-properties fo:language="en" fo:country="US"/>
    </style:style>
    <style:style style:name="P81" style:parent-style-name="Standard" style:family="paragraph">
      <style:text-properties fo:language="en" fo:country="US"/>
    </style:style>
    <style:style style:name="P82" style:parent-style-name="Standard" style:family="paragraph">
      <style:text-properties fo:language="en" fo:country="US"/>
    </style:style>
    <style:style style:name="P83" style:parent-style-name="Standard" style:family="paragraph">
      <style:text-properties fo:language="en" fo:country="US"/>
    </style:style>
    <style:style style:name="P84" style:parent-style-name="Standard" style:family="paragraph">
      <style:text-properties fo:language="en" fo:country="US"/>
    </style:style>
    <style:style style:name="P85" style:parent-style-name="Standard" style:family="paragraph">
      <style:text-properties fo:language="en" fo:country="US"/>
    </style:style>
    <style:style style:name="P86" style:parent-style-name="Standard" style:family="paragraph">
      <style:text-properties fo:language="en" fo:country="US"/>
    </style:style>
    <style:style style:name="P87" style:parent-style-name="Standard" style:family="paragraph">
      <style:text-properties fo:language="en" fo:country="US"/>
    </style:style>
    <style:style style:name="P88" style:parent-style-name="Standard" style:family="paragraph">
      <style:text-properties fo:language="en" fo:country="US"/>
    </style:style>
    <style:style style:name="P89" style:parent-style-name="Standard" style:family="paragraph">
      <style:text-properties fo:language="en" fo:country="US"/>
    </style:style>
    <style:style style:name="P90" style:parent-style-name="Standard" style:family="paragraph">
      <style:text-properties fo:language="en" fo:country="US"/>
    </style:style>
    <style:style style:name="P91" style:parent-style-name="Standard" style:family="paragraph">
      <style:text-properties fo:language="en" fo:country="US"/>
    </style:style>
    <style:style style:name="P92" style:parent-style-name="Standard" style:family="paragraph">
      <style:text-properties fo:language="en" fo:country="US"/>
    </style:style>
    <style:style style:name="P93" style:parent-style-name="Standard" style:family="paragraph">
      <style:text-properties fo:language="en" fo:country="US"/>
    </style:style>
    <style:style style:name="P94" style:parent-style-name="Standard" style:family="paragraph">
      <style:text-properties fo:language="en" fo:country="US"/>
    </style:style>
    <style:style style:name="P95" style:parent-style-name="Standard" style:family="paragraph">
      <style:text-properties fo:language="en" fo:country="US"/>
    </style:style>
    <style:style style:name="P96" style:parent-style-name="Standard" style:family="paragraph">
      <style:text-properties fo:language="en" fo:country="US"/>
    </style:style>
    <style:style style:name="P97" style:parent-style-name="Standard" style:family="paragraph">
      <style:text-properties fo:language="en" fo:country="US"/>
    </style:style>
    <style:style style:name="P98" style:parent-style-name="Standard" style:family="paragraph">
      <style:text-properties fo:language="en" fo:country="US"/>
    </style:style>
    <style:style style:name="P99" style:parent-style-name="Standard" style:family="paragraph">
      <style:text-properties fo:language="en" fo:country="US"/>
    </style:style>
    <style:style style:name="P100" style:parent-style-name="Standard" style:family="paragraph">
      <style:text-properties fo:language="en" fo:country="US"/>
    </style:style>
    <style:style style:name="P101" style:parent-style-name="Standard" style:family="paragraph">
      <style:text-properties fo:language="en" fo:country="US"/>
    </style:style>
    <style:style style:name="P102" style:parent-style-name="Standard" style:family="paragraph">
      <style:text-properties fo:language="en" fo:country="US"/>
    </style:style>
    <style:style style:name="P103" style:parent-style-name="Standard" style:family="paragraph">
      <style:text-properties fo:language="en" fo:country="US"/>
    </style:style>
    <style:style style:name="P104" style:parent-style-name="Standard" style:family="paragraph">
      <style:text-properties fo:language="en" fo:country="US"/>
    </style:style>
    <style:style style:name="P105" style:parent-style-name="Standard" style:family="paragraph">
      <style:text-properties fo:language="en" fo:country="US"/>
    </style:style>
    <style:style style:name="P106" style:parent-style-name="Standard" style:family="paragraph">
      <style:text-properties fo:language="en" fo:country="US"/>
    </style:style>
    <style:style style:name="P107" style:parent-style-name="Standard" style:family="paragraph">
      <style:text-properties fo:language="en" fo:country="US"/>
    </style:style>
    <style:style style:name="P108" style:parent-style-name="Standard" style:family="paragraph">
      <style:text-properties fo:language="en" fo:country="US"/>
    </style:style>
    <style:style style:name="P109" style:parent-style-name="Standard" style:family="paragraph">
      <style:text-properties fo:language="en" fo:country="US"/>
    </style:style>
    <style:style style:name="P110" style:parent-style-name="Standard" style:family="paragraph">
      <style:text-properties fo:language="en" fo:country="US"/>
    </style:style>
    <style:style style:name="P111" style:parent-style-name="Standard" style:family="paragraph">
      <style:text-properties fo:language="en" fo:country="US"/>
    </style:style>
    <style:style style:name="P112" style:parent-style-name="Standard" style:family="paragraph">
      <style:text-properties fo:language="en" fo:country="US"/>
    </style:style>
    <style:style style:name="P113" style:parent-style-name="Standard" style:family="paragraph">
      <style:text-properties fo:language="en" fo:country="US"/>
    </style:style>
    <style:style style:name="P114" style:parent-style-name="Standard" style:family="paragraph">
      <style:text-properties fo:language="en" fo:country="US"/>
    </style:style>
    <style:style style:name="P115" style:parent-style-name="Standard" style:family="paragraph">
      <style:text-properties fo:language="en" fo:country="US"/>
    </style:style>
    <style:style style:name="P116" style:parent-style-name="Standard" style:family="paragraph">
      <style:text-properties fo:language="en" fo:country="US"/>
    </style:style>
    <style:style style:name="P117" style:parent-style-name="Standard" style:family="paragraph">
      <style:text-properties fo:language="en" fo:country="US"/>
    </style:style>
    <style:style style:name="P118" style:parent-style-name="Standard" style:family="paragraph">
      <style:text-properties fo:language="en" fo:country="US"/>
    </style:style>
    <style:style style:name="P119" style:parent-style-name="Standard" style:family="paragraph">
      <style:text-properties fo:language="en" fo:country="US"/>
    </style:style>
    <style:style style:name="P120" style:parent-style-name="Standard" style:family="paragraph">
      <style:text-properties fo:language="en" fo:country="US"/>
    </style:style>
    <style:style style:name="P121" style:parent-style-name="Standard" style:family="paragraph">
      <style:text-properties fo:language="en" fo:country="US"/>
    </style:style>
    <style:style style:name="P122" style:parent-style-name="Standard" style:family="paragraph">
      <style:text-properties fo:language="en" fo:country="US"/>
    </style:style>
    <style:style style:name="P123" style:parent-style-name="Standard" style:family="paragraph">
      <style:text-properties fo:language="en" fo:country="US"/>
    </style:style>
    <style:style style:name="P124" style:parent-style-name="Standard" style:family="paragraph">
      <style:text-properties fo:language="en" fo:country="US"/>
    </style:style>
    <style:style style:name="P125" style:parent-style-name="Standard" style:family="paragraph">
      <style:paragraph-properties fo:text-indent="0in"/>
    </style:style>
    <style:style style:name="P126" style:parent-style-name="Заголовок1" style:family="paragraph">
      <style:paragraph-properties fo:break-before="page"/>
    </style:style>
    <style:style style:name="P127" style:parent-style-name="Textbody" style:family="paragraph">
      <style:text-properties fo:color="#000000"/>
    </style:style>
    <style:style style:name="P128" style:parent-style-name="Table" style:family="paragraph">
      <style:paragraph-properties fo:keep-with-next="always"/>
    </style:style>
    <style:style style:name="TableColumn130" style:family="table-column">
      <style:table-column-properties style:column-width="0.5868in" style:use-optimal-column-width="false"/>
    </style:style>
    <style:style style:name="TableColumn131" style:family="table-column">
      <style:table-column-properties style:column-width="2.8791in" style:use-optimal-column-width="false"/>
    </style:style>
    <style:style style:name="TableColumn132" style:family="table-column">
      <style:table-column-properties style:column-width="3.0305in" style:use-optimal-column-width="false"/>
    </style:style>
    <style:style style:name="Table129" style:family="table">
      <style:table-properties style:width="6.4965in" fo:margin-left="0in" table:align="lef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indent="0in"/>
      <style:text-properties fo:font-size="12pt" style:font-size-asian="12pt"/>
    </style:style>
    <style:style style:name="TableCell1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indent="0in"/>
      <style:text-properties fo:font-size="12pt" style:font-size-asian="12pt"/>
    </style:style>
    <style:style style:name="TableCell1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indent="0in"/>
      <style:text-properties fo:font-size="12pt" style:font-size-asian="12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fo:font-size="12pt" style:font-size-asian="12pt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fo:font-size="12pt" style:font-size-asian="12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indent="0in"/>
    </style:style>
    <style:style style:name="T152" style:parent-style-name="Основнойшрифтабзаца" style:family="text">
      <style:text-properties fo:font-size="12pt" style:font-size-asian="12pt"/>
    </style:style>
    <style:style style:name="T153" style:parent-style-name="Основнойшрифтабзаца" style:family="text">
      <style:text-properties fo:font-size="12pt" style:font-size-asian="12pt" fo:language="en" fo:country="US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156" style:parent-style-name="TableContents" style:family="paragraph">
      <style:paragraph-properties fo:text-indent="0in"/>
      <style:text-properties fo:font-size="12pt" style:font-size-asian="12pt"/>
    </style:style>
    <style:style style:name="P157" style:parent-style-name="TableContents" style:family="paragraph">
      <style:paragraph-properties fo:text-indent="0in"/>
      <style:text-properties fo:font-size="12pt" style:font-size-asian="12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font-size="12pt" style:font-size-asian="12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indent="0in"/>
      <style:text-properties fo:font-size="12pt" style:font-size-asian="12pt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16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16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fo:font-size="12pt" style:font-size-asian="12pt" fo:language="en" fo:country="US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174" style:parent-style-name="TableContents" style:family="paragraph">
      <style:paragraph-properties fo:text-indent="0in"/>
      <style:text-properties fo:font-size="12pt" style:font-size-asian="12pt"/>
    </style:style>
    <style:style style:name="P175" style:parent-style-name="TableContents" style:family="paragraph">
      <style:paragraph-properties fo:text-indent="0in"/>
      <style:text-properties fo:font-size="12pt" style:font-size-asian="12p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fo:font-size="12pt" style:font-size-asian="12pt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indent="0in"/>
      <style:text-properties fo:font-size="12pt" style:font-size-asian="12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fo:font-size="12pt" style:font-size-asian="12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fo:font-size="12pt" style:font-size-asian="12pt" fo:language="en" fo:country="US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fo:font-size="12pt" style:font-size-asian="12pt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fo:font-size="12pt" style:font-size-asian="12pt" fo:language="en" fo:country="US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2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fo:font-size="12pt" style:font-size-asian="12pt" fo:language="en" fo:country="US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2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indent="0in"/>
    </style:style>
    <style:style style:name="T218" style:parent-style-name="Основнойшрифтабзаца" style:family="text">
      <style:text-properties fo:font-size="12pt" style:font-size-asian="12pt"/>
    </style:style>
    <style:style style:name="T219" style:parent-style-name="Основнойшрифтабзаца" style:family="text">
      <style:text-properties fo:font-size="12pt" style:font-size-asian="12pt" fo:language="en" fo:country="US"/>
    </style:style>
    <style:style style:name="P220" style:parent-style-name="Textbody" style:family="paragraph">
      <style:text-properties fo:color="#000000"/>
    </style:style>
    <style:style style:name="P221" style:parent-style-name="Standard" style:family="paragraph">
      <style:text-properties fo:color="#FF0000" fo:language="en" fo:country="US"/>
    </style:style>
    <style:style style:family="graphic" style:name="a0">
      <style:graphic-properties style:vertical-pos="middle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</text:span><text:span text:style-name="T18"><text:s/></text:span><text:span text:style-name="T19">№1</text:span></text:p>
      <text:p text:style-name="P20"><text:span text:style-name="T21">по дисциплине<text:s/></text:span><text:span text:style-name="T22">«</text:span><text:span text:style-name="T23">Алгоритмы и структуры данных</text:span><text:span text:style-name="T24">»</text:span></text:p>
      <text:p text:style-name="P25"><text:span text:style-name="T26">Тема:Рекурсия</text:span></text:p>
      <text:p text:style-name="P27"/>
      <text:p text:style-name="P28"/>
      <text:p text:style-name="P29"/>
      <text:p text:style-name="P30"/>
      <text:p text:style-name="P31"/>
      <text:p text:style-name="P32"/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Standard"><text:span text:style-name="T39">Студент гр. 9304</text:span></text:p>
          </table:table-cell>
          <table:table-cell table:style-name="TableCell40">
            <text:p text:style-name="P41"/>
          </table:table-cell>
          <table:table-cell table:style-name="TableCell42">
            <text:p text:style-name="P43"><text:span text:style-name="T44">Прокофьев М.Д</text:span><text:span text:style-name="T45">.</text:span></text:p>
          </table:table-cell>
        </table:table-row>
        <table:table-row table:style-name="TableRow46">
          <table:table-cell table:style-name="TableCell47">
            <text:p text:style-name="P48">Преподаватель</text:p>
          </table:table-cell>
          <table:table-cell table:style-name="TableCell49">
            <text:p text:style-name="P50"/>
          </table:table-cell>
          <table:table-cell table:style-name="TableCell51">
            <text:p text:style-name="P52">Фиалковский М.С.</text:p>
          </table:table-cell>
        </table:table-row>
      </table:table>
      <text:p text:style-name="P53"/>
      <text:p text:style-name="P54"/>
      <text:p text:style-name="P55">Санкт-Петербург</text:p>
      <text:p text:style-name="P56">2020</text:p>
      <text:soft-page-break/>
      <text:h text:style-name="P57" text:outline-level="2">Цель работы.</text:h>
      <text:p text:style-name="P58"><text:tab/>Узнать о рекурсии и о ее использовании в практике</text:p>
      <text:h text:style-name="Заголовок2" text:outline-level="2">Задание.</text:h>
      <text:p text:style-name="Textbody"><text:span text:style-name="T59">Функция<text:s/></text:span><text:span text:style-name="T60">f</text:span><text:span text:style-name="T61">(</text:span><text:span text:style-name="T62">n</text:span><text:span text:style-name="T63">) определена для целых положительных чисел:</text:span></text:p>
      <text:p text:style-name="P64"><draw:frame draw:style-name="a0" text:anchor-type="as-char" svg:x="0in" svg:y="0in" svg:width="2.46956in" svg:height="0.74783in" style:rel-width="scale" style:rel-height="scale"><draw:object xlink:href="Object 1/" xlink:type="simple" xlink:show="embed" xlink:actuate="onLoad"/></draw:frame></text:p>
      <text:p text:style-name="P65">Вычислить<text:s/><text:span text:style-name="T66">f</text:span>(<text:span text:style-name="T67">k</text:span>)<text:s/>для<text:s/><text:span text:style-name="T68">k</text:span>=15,16…,30</text:p>
      <text:h text:style-name="Заголовок2" text:outline-level="2">Выполнение работы.</text:h>
      <text:p text:style-name="P69"><text:tab/>Для выполнения работы были созданы две функции: f(int n) и TextToInt(char *c)</text:p>
      <text:p text:style-name="P70">Рекурсивная функция f(n) сделана в соответствии с условиями задачи. При ее вызове с определенным аргументом суммируются последовательно функции, аргументы которых равны целому числу от деления аргумента на, соответственно, итератор. Если аргумент функции равен 1, то и сама функция равна 1. В угоду меньшего заполнения стека в самой функции не вызывается рекурсия для f(2) или f(1), они “заведомо в программе равны” 1. Поэтому существует переменная “quantity” которая отвечает за количество “единиц”. Всего в сумме слагаемых (n-1), учитывая то что складывается суммы с итерированием от 2 до n. По некоторой закономерности, количество слагаемых, которые не равны 1, и которые соответственно “нуждаются в вызове рекурсией”, равно (n/3)-1. Соответственно, переменная “quantity” равна ((n-1)-((n/3)-1)=n-(n/3)) Таким образом, сначала вычитывается сумма тех функций, где рекурсия просто необходима, а потом прибавляется определенное количество единиц к сумме. Соответственно уменьшается количество данных, идущих в стек.</text:p>
      <text:p text:style-name="P71">Также в программе присутствует функция TextToInt(c). Эта функция служит для преобразования ввода(который может в виде текста) в число. В самой функции определено число, которое строится по введенной строке c. Если в строке присутствуют лишние элементы, по типу букв, запятых или иных ASCII<text:s/><text:soft-page-break/>символов кроме цифр и минуса, они удаляются из строки. (Например, был ввод: “15g56hf3”, он преобразовался в “15563”)</text:p>
      <text:p text:style-name="P72">Кроме того, в главной функции учтен ввод числа меньшего 1, в таком случае пользователю предлагается заново ввести число.</text:p>
      <text:h text:style-name="Заголовок2" text:outline-level="2">Выводы</text:h>
      <text:p text:style-name="P73">Изучена рекурсия. Написана рекурсивная функция, включающая в себе сумму рекурсивных функций.<text:span text:style-name="T74"><text:s/>Использование рекурсии в решении этой задачи является оправданным поскольку, как минимум, функция, заданная в условии, вызывает саму себя.</text:span></text:p>
      <text:p text:style-name="Textbody"/>
      <text:soft-page-break/>
      <text:h text:style-name="P75" text:outline-level="1">Приложение А<text:line-break/>Исходный код программы</text:h>
      <text:p text:style-name="Standard"><text:s text:c="3"/><text:span text:style-name="T76"><text:s/>Файл:<text:s/></text:span><text:span text:style-name="T77">main</text:span><text:span text:style-name="T78">.</text:span><text:span text:style-name="T79">cpp</text:span></text:p>
      <text:p text:style-name="P80">#include &lt;iostream&gt;</text:p>
      <text:p text:style-name="P81">using namespace std;</text:p>
      <text:p text:style-name="P82">int TextToInt(char *c)</text:p>
      <text:p text:style-name="P83">{</text:p>
      <text:p text:style-name="P84"><text:tab/>bool warning=0;</text:p>
      <text:p text:style-name="P85"><text:tab/>int znak=1;</text:p>
      <text:p text:style-name="P86"><text:tab/>int result=0;</text:p>
      <text:p text:style-name="P87"><text:tab/>for(int i=0; i&lt;(strlen(c)); i++)</text:p>
      <text:p text:style-name="P88"><text:tab/>{</text:p>
      <text:p text:style-name="P89"><text:tab/><text:tab/>if((c[i] == '-')&amp;&amp;(znak==1)&amp;&amp;(result==0)) znak*=(-1);</text:p>
      <text:p text:style-name="P90"><text:tab/><text:tab/>if((c[i] &gt;= '0') &amp;&amp; (c[i] &lt;= '9'))<text:s/></text:p>
      <text:p text:style-name="P91"><text:tab/><text:tab/>{</text:p>
      <text:p text:style-name="P92"><text:tab/><text:tab/><text:tab/>result=result*10+c[i]-'0';</text:p>
      <text:p text:style-name="P93"><text:tab/><text:tab/>} else if(c[i] != '-') warning=1;</text:p>
      <text:p text:style-name="P94"><text:tab/>}</text:p>
      <text:p text:style-name="P95"><text:tab/>result*=znak;</text:p>
      <text:p text:style-name="P96"><text:tab/>if(warning==1) cout &lt;&lt; "\nWarning! Letters or extra characters are present in the number input, they have been removed.\n(x = " &lt;&lt; result &lt;&lt;")\n";</text:p>
      <text:p text:style-name="P97"><text:tab/>return result;</text:p>
      <text:p text:style-name="P98">}</text:p>
      <text:p text:style-name="P99">int f(int n)</text:p>
      <text:p text:style-name="P100">{</text:p>
      <text:p text:style-name="P101"><text:tab/>int sum=0, i=1, quantity=n-(n/3);</text:p>
      <text:p text:style-name="P102"><text:tab/></text:p>
      <text:p text:style-name="P103"><text:tab/>if((n==2)||(n==1)) return 1;</text:p>
      <text:p text:style-name="P104"><text:tab/>while((n/++i)&gt;2) sum+=f(n/i);</text:p>
      <text:p text:style-name="P105"><text:tab/>sum+=quantity;</text:p>
      <text:soft-page-break/>
      <text:p text:style-name="P106"><text:tab/>return sum;</text:p>
      <text:p text:style-name="P107">}</text:p>
      <text:p text:style-name="P108">int main()</text:p>
      <text:p text:style-name="P109">{</text:p>
      <text:p text:style-name="P110"><text:tab/>//for(int k=15; k&lt;=30;k++) cout &lt;&lt; "f("&lt;&lt;k&lt;&lt;") = "&lt;&lt;f(k)&lt;&lt;"\n";</text:p>
      <text:p text:style-name="P111"><text:tab/>char vvod[256]; int res=0;</text:p>
      <text:p text:style-name="P112"><text:tab/><text:tab/>cout &lt;&lt; "\nEnter the argument of function:.\nf(x); x = ";</text:p>
      <text:p text:style-name="P113"><text:s text:c="4"/>gets(vvod);</text:p>
      <text:p text:style-name="P114"><text:s text:c="4"/>res=TextToInt(vvod);</text:p>
      <text:p text:style-name="P115"><text:tab/>while (res&lt;1)</text:p>
      <text:p text:style-name="P116"><text:tab/>{</text:p>
      <text:p text:style-name="P117"><text:tab/><text:tab/>cout &lt;&lt; "\nWarning! Number must be better or equaly 1. Please, re-enter the number:\nf(x); x = ";</text:p>
      <text:p text:style-name="P118"><text:tab/><text:s text:c="4"/>cin &gt;&gt; vvod;</text:p>
      <text:p text:style-name="P119"><text:s text:c="8"/>res=TextToInt(vvod);</text:p>
      <text:p text:style-name="P120"/>
      <text:p text:style-name="P121"><text:tab/>}</text:p>
      <text:p text:style-name="P122"><text:tab/>cout &lt;&lt; "f("&lt;&lt;res&lt;&lt;") = " &lt;&lt; f(res);</text:p>
      <text:p text:style-name="P123"><text:tab/>return 0;</text:p>
      <text:p text:style-name="P124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5"/>
      <text:soft-page-break/>
      <text:h text:style-name="P126" text:outline-level="1">Приложение В<text:line-break/>Тестирование</text:h>
      <text:p text:style-name="P127">Результаты тестирования представлены в таблице Б.1</text:p>
      <text:p text:style-name="P128">Таблица Б.1 — Результаты тестирования</text:p>
      <table:table table:style-name="Table129">
        <table:table-columns>
          <table:table-column table:style-name="TableColumn130"/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p text:style-name="P135">№ п/п</text:p>
          </table:table-cell>
          <table:table-cell table:style-name="TableCell136">
            <text:p text:style-name="P137">Входные данные</text:p>
          </table:table-cell>
          <table:table-cell table:style-name="TableCell138">
            <text:p text:style-name="P139">Выходные данные</text:p>
          </table:table-cell>
        </table:table-row>
        <table:table-row table:style-name="TableRow140">
          <table:table-cell table:style-name="TableCell141">
            <text:list text:style-name="LFO3" text:continue-numbering="true">
              <text:list-item>
                <text:p text:style-name="P142"/>
              </text:list-item>
            </text:list>
          </table:table-cell>
          <table:table-cell table:style-name="TableCell143">
            <text:p text:style-name="P144">15</text:p>
          </table:table-cell>
          <table:table-cell table:style-name="TableCell145">
            <text:p text:style-name="P146">f(15) = 25</text:p>
          </table:table-cell>
        </table:table-row>
        <table:table-row table:style-name="TableRow147">
          <table:table-cell table:style-name="TableCell148">
            <text:list text:style-name="LFO3" text:continue-numbering="true">
              <text:list-item>
                <text:p text:style-name="P149"/>
              </text:list-item>
            </text:list>
          </table:table-cell>
          <table:table-cell table:style-name="TableCell150">
            <text:p text:style-name="P151"><text:span text:style-name="T152">15</text:span><text:span text:style-name="T153">b5</text:span></text:p>
          </table:table-cell>
          <table:table-cell table:style-name="TableCell154">
            <text:p text:style-name="P155">Warning! Letters or extra characters are present in the number input, they have been removed.</text:p>
            <text:p text:style-name="P156">(x = 15)</text:p>
            <text:p text:style-name="P157">f(15) = 25</text:p>
          </table:table-cell>
        </table:table-row>
        <table:table-row table:style-name="TableRow158">
          <table:table-cell table:style-name="TableCell159">
            <text:list text:style-name="LFO3" text:continue-numbering="true">
              <text:list-item>
                <text:p text:style-name="P160"/>
              </text:list-item>
            </text:list>
          </table:table-cell>
          <table:table-cell table:style-name="TableCell161">
            <text:p text:style-name="P162">-14b</text:p>
          </table:table-cell>
          <table:table-cell table:style-name="TableCell163">
            <text:p text:style-name="P164">Warning! Letters or extra characters are present in the number input, they have been removed.</text:p>
            <text:p text:style-name="P165">(x = -14)</text:p>
            <text:p text:style-name="P166">Warning! Number must be better or equaly 1</text:p>
          </table:table-cell>
        </table:table-row>
        <table:table-row table:style-name="TableRow167">
          <table:table-cell table:style-name="TableCell168">
            <text:list text:style-name="LFO3" text:continue-numbering="true">
              <text:list-item>
                <text:p text:style-name="P169"/>
              </text:list-item>
            </text:list>
          </table:table-cell>
          <table:table-cell table:style-name="TableCell170">
            <text:p text:style-name="P171">14b-</text:p>
          </table:table-cell>
          <table:table-cell table:style-name="TableCell172">
            <text:p text:style-name="P173">Warning! Letters or extra characters are present in the number input, they have been removed.</text:p>
            <text:p text:style-name="P174">(x = 14)</text:p>
            <text:p text:style-name="P175">f(14) = 22</text:p>
          </table:table-cell>
        </table:table-row>
        <table:table-row table:style-name="TableRow176">
          <table:table-cell table:style-name="TableCell177">
            <text:list text:style-name="LFO3" text:continue-numbering="true">
              <text:list-item>
                <text:p text:style-name="P178"/>
              </text:list-item>
            </text:list>
          </table:table-cell>
          <table:table-cell table:style-name="TableCell179">
            <text:p text:style-name="P180">150000</text:p>
          </table:table-cell>
          <table:table-cell table:style-name="TableCell181">
            <text:p text:style-name="P182">f(150000) = 196854853</text:p>
          </table:table-cell>
        </table:table-row>
        <table:table-row table:style-name="TableRow183">
          <table:table-cell table:style-name="TableCell184">
            <text:list text:style-name="LFO3" text:continue-numbering="true">
              <text:list-item>
                <text:p text:style-name="P185"/>
              </text:list-item>
            </text:list>
          </table:table-cell>
          <table:table-cell table:style-name="TableCell186">
            <text:p text:style-name="P187">-</text:p>
          </table:table-cell>
          <table:table-cell table:style-name="TableCell188">
            <text:p text:style-name="P189">Warning! Number must be better or equaly 1</text:p>
          </table:table-cell>
        </table:table-row>
        <table:table-row table:style-name="TableRow190">
          <table:table-cell table:style-name="TableCell191">
            <text:list text:style-name="LFO3" text:continue-numbering="true">
              <text:list-item>
                <text:p text:style-name="P192"/>
              </text:list-item>
            </text:list>
          </table:table-cell>
          <table:table-cell table:style-name="TableCell193">
            <text:p text:style-name="P194">1</text:p>
          </table:table-cell>
          <table:table-cell table:style-name="TableCell195">
            <text:p text:style-name="P196">f(1)=1</text:p>
          </table:table-cell>
        </table:table-row>
        <table:table-row table:style-name="TableRow197">
          <table:table-cell table:style-name="TableCell198">
            <text:list text:style-name="LFO3" text:continue-numbering="true">
              <text:list-item>
                <text:p text:style-name="P199"/>
              </text:list-item>
            </text:list>
          </table:table-cell>
          <table:table-cell table:style-name="TableCell200">
            <text:p text:style-name="P201">0</text:p>
          </table:table-cell>
          <table:table-cell table:style-name="TableCell202">
            <text:p text:style-name="P203">Warning! Number must be better or equaly 1</text:p>
          </table:table-cell>
        </table:table-row>
        <table:table-row table:style-name="TableRow204">
          <table:table-cell table:style-name="TableCell205">
            <text:list text:style-name="LFO3" text:continue-numbering="true">
              <text:list-item>
                <text:p text:style-name="P206"/>
              </text:list-item>
            </text:list>
          </table:table-cell>
          <table:table-cell table:style-name="TableCell207">
            <text:p text:style-name="P208">-1</text:p>
          </table:table-cell>
          <table:table-cell table:style-name="TableCell209">
            <text:p text:style-name="P210">Warning! Number must be better or equaly 1</text:p>
          </table:table-cell>
        </table:table-row>
        <table:table-row table:style-name="TableRow211">
          <table:table-cell table:style-name="TableCell212">
            <text:list text:style-name="LFO3" text:continue-numbering="true">
              <text:list-item>
                <text:p text:style-name="P213"/>
              </text:list-item>
            </text:list>
          </table:table-cell>
          <table:table-cell table:style-name="TableCell214">
            <text:p text:style-name="P215">30</text:p>
          </table:table-cell>
          <table:table-cell table:style-name="TableCell216">
            <text:p text:style-name="P217"><text:span text:style-name="T218">F</text:span><text:span text:style-name="T219">(30)=84</text:span></text:p>
          </table:table-cell>
        </table:table-row>
      </table:table>
      <text:p text:style-name="P220"/>
      <text:p text:style-name="P2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DejaVu Sans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 fo:text-indent="0in"/>
    </style:style>
  </office:automatic-styles>
  <office:master-styles>
    <style:master-page style:name="MP0" style:page-layout-name="PL0">
      <style:footer>
        <text:p text:style-name="P2"><text:page-number text:fixed="false">6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aikl</meta:initial-creator>
    <dc:creator>Михаил Прокофьев</dc:creator>
    <meta:creation-date>2020-10-04T17:34:00Z</meta:creation-date>
    <dc:date>2020-10-04T17:34:00Z</dc:date>
    <meta:print-date>2020-10-04T17:34:00Z</meta:print-date>
    <meta:template xlink:href="Normal" xlink:type="simple"/>
    <meta:editing-cycles>2</meta:editing-cycles>
    <meta:editing-duration>PT0S</meta:editing-duration>
    <meta:document-statistic meta:page-count="6" meta:paragraph-count="8" meta:word-count="647" meta:character-count="4329" meta:row-count="30" meta:non-whitespace-character-count="3690"/>
  </office:meta>
</office:document-meta>
</file>

<file path=Object 1/content.xml><?xml version="1.0" encoding="utf-8"?>
<mml:math xmlns:mml="http://www.w3.org/1998/Math/MathML" xmlns:m="http://schemas.openxmlformats.org/officeDocument/2006/math">
  <mml:mi>f</mml:mi>
  <mml:mfenced separators="|">
    <mml:mrow>
      <mml:mi>n</mml:mi>
    </mml:mrow>
  </mml:mfenced>
  <mml:mo>=</mml:mo>
  <mml:mfenced open="{" close="" separators="|">
    <mml:mrow>
      <mml:mtable>
        <mml:mtr>
          <mml:mtd>
            <mml:mrow>
              <mml:maligngroup/>
              <mml:mn>1</mml:mn>
              <mml:mo>,</mml:mo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  <mml:mi>е</mml:mi>
              <mml:mi>с</mml:mi>
              <mml:mi>л</mml:mi>
              <mml:mi>и</mml:mi>
              <mml:mi> </mml:mi>
              <mml:mi>n</mml:mi>
              <mml:mo>=</mml:mo>
              <mml:mn>1</mml:mn>
            </mml:mrow>
          </mml:mtd>
        </mml:mtr>
        <mml:mtr>
          <mml:mtd>
            <mml:mrow>
              <mml:maligngroup/>
              <mml:mrow>
                <mml:munderover>
                  <mml:mo stretchy="false">∑</mml:mo>
                  <mml:mrow>
                    <mml:mi>i</mml:mi>
                    <mml:mo>=</mml:mo>
                    <mml:mn>2</mml:mn>
                  </mml:mrow>
                  <mml:mrow>
                    <mml:mi>n</mml:mi>
                  </mml:mrow>
                </mml:munderover>
                <mml:mrow>
                  <mml:mi>f</mml:mi>
                  <mml:mfenced separators="|">
                    <mml:mrow>
                      <mml:mi>n</mml:mi>
                      <mml:mi> </mml:mi>
                      <mml:mi>d</mml:mi>
                      <mml:mi>i</mml:mi>
                      <mml:mi>v</mml:mi>
                      <mml:mi> </mml:mi>
                      <mml:mi>i</mml:mi>
                    </mml:mrow>
                  </mml:mfenced>
                  <mml:mo>,</mml:mo>
                  <mml:mi> </mml:mi>
                  <mml:mi>е</mml:mi>
                  <mml:mi>с</mml:mi>
                  <mml:mi>л</mml:mi>
                  <mml:mi>и</mml:mi>
                  <mml:mi> </mml:mi>
                  <mml:mi>n</mml:mi>
                  <mml:mo>≥</mml:mo>
                  <mml:mn>2</mml:mn>
                </mml:mrow>
              </mml:mrow>
            </mml:mrow>
          </mml:mtd>
        </mml:mtr>
      </mml:mtable>
    </mml:mrow>
  </mml:mfenced>
</mml:math>
</file>